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165349.2<text:tab/>136897.8<text:tab/>471784.1</text:span></text:p>
      <text:p text:style-name="P1"><text:span text:style-name="T2">162597.7<text:tab/>151377.59<text:tab/>443898.53</text:span></text:p>
      <text:p text:style-name="P1"><text:span text:style-name="T2">153441.51<text:tab/>101145.55<text:tab/>407934.54</text:span></text:p>
      <text:p text:style-name="P1"><text:span text:style-name="T2">144372.41<text:tab/>118671.85<text:tab/>383199.62</text:span></text:p>
      <text:p text:style-name="P1"><text:span text:style-name="T2">142107.34<text:tab/>91391.77<text:tab/>366168.42</text:span></text:p>
      <text:p text:style-name="P1"><text:span text:style-name="T2">131876.9<text:tab/>99814.71<text:tab/>362861.36</text:span></text:p>
      <text:p text:style-name="P1"><text:span text:style-name="T2">134615.46<text:tab/>147198.87<text:tab/>127716.82</text:span></text:p>
      <text:p text:style-name="P1"><text:span text:style-name="T2">130298.13<text:tab/>145530.06<text:tab/>323876.68</text:span></text:p>
      <text:p text:style-name="P1"><text:span text:style-name="T2">120542.52<text:tab/>148718.95<text:tab/>311613.29</text:span></text:p>
      <text:p text:style-name="P1"><text:span text:style-name="T2">123334.88<text:tab/>108679.17<text:tab/>304981.62</text:span></text:p>
      <text:p text:style-name="P1"><text:span text:style-name="T2">101913.08<text:tab/>110594.11<text:tab/>229160.95</text:span></text:p>
      <text:p text:style-name="P1"><text:span text:style-name="T2">100671.96<text:tab/>91790.61<text:tab/>249744.55</text:span></text:p>
      <text:p text:style-name="P1"><text:span text:style-name="T2">93863.75<text:tab/>127320.38<text:tab/>249839.44</text:span></text:p>
      <text:p text:style-name="P1"><text:span text:style-name="T2">91992.39<text:tab/>135495.07<text:tab/>252664.93</text:span></text:p>
      <text:p text:style-name="P1"><text:span text:style-name="T2">119943.24<text:tab/>156547.42<text:tab/>256512.92</text:span></text:p>
      <text:p text:style-name="P1"><text:span text:style-name="T2">114523.61<text:tab/>122616.84<text:tab/>261776.23</text:span></text:p>
      <text:p text:style-name="P1"><text:span text:style-name="T2">78013.11<text:tab/>121597.55<text:tab/>264346.06</text:span></text:p>
      <text:p text:style-name="P1"><text:span text:style-name="T2">94657.16<text:tab/>145077.58<text:tab/>282574.31</text:span></text:p>
      <text:p text:style-name="P1"><text:span text:style-name="T2">91749.16<text:tab/>114175.79<text:tab/>294919.57</text:span></text:p>
      <text:p text:style-name="P1"><text:span text:style-name="T2">86419.7<text:tab/>153514.11<text:tab/>0<text:tab/></text:span></text:p>
      <text:p text:style-name="P1"><text:span text:style-name="T2">76253.86<text:tab/>113867.3<text:tab/>298664.47</text:span></text:p>
      <text:p text:style-name="P1"><text:span text:style-name="T2">78389.47<text:tab/>153773.43<text:tab/>299737.29</text:span></text:p>
      <text:p text:style-name="P1"><text:span text:style-name="T2">73994.56<text:tab/>122782.75<text:tab/>303319.26</text:span></text:p>
      <text:p text:style-name="P1"><text:span text:style-name="T2">67532.53<text:tab/>105751.03<text:tab/>304768.73</text:span></text:p>
      <text:p text:style-name="P1"><text:span text:style-name="T2">77044.01<text:tab/>99281.34<text:tab/>140574.81</text:span></text:p>
      <text:p text:style-name="P1"><text:span text:style-name="T2">64664.71<text:tab/>139553.16<text:tab/>137962.62</text:span></text:p>
      <text:p text:style-name="P1"><text:span text:style-name="T2">75328.87<text:tab/>144135.98<text:tab/>134050.07</text:span></text:p>
      <text:p text:style-name="P1"><text:span text:style-name="T2">72107.6<text:tab/>127864.55<text:tab/>353183.81</text:span></text:p>
      <text:p text:style-name="P1"><text:span text:style-name="T2">66051.52<text:tab/>182645.56<text:tab/>118148.2</text:span></text:p>
      <text:p text:style-name="P1"><text:span text:style-name="T2">65605.48<text:tab/>153032.06<text:tab/>107138.38</text:span></text:p>
      <text:p text:style-name="P1"><text:span text:style-name="T2">61994.48<text:tab/>115641.28<text:tab/>91131.24</text:span></text:p>
      <text:p text:style-name="P1"><text:span text:style-name="T2">61136.38<text:tab/>152701.92<text:tab/>88218.23</text:span></text:p>
      <text:p text:style-name="P1"><text:span text:style-name="T2">63408.86<text:tab/>129219.61<text:tab/>46085.25</text:span></text:p>
      <text:p text:style-name="P1"><text:span text:style-name="T2">55493.95<text:tab/>103057.49<text:tab/>214634.81</text:span></text:p>
      <text:p text:style-name="P1"><text:span text:style-name="T2">46426.07<text:tab/>157693.92<text:tab/>210797.67</text:span></text:p>
      <text:p text:style-name="P1"><text:span text:style-name="T2">46014.02<text:tab/>85047.44<text:tab/>205517.64</text:span></text:p>
      <text:p text:style-name="P1"><text:span text:style-name="T2">28663.76<text:tab/>127056.21<text:tab/>201126.82</text:span></text:p>
      <text:p text:style-name="P1"><text:span text:style-name="T2">44069.95<text:tab/>51283.14<text:tab/>197029.42</text:span></text:p>
      <text:p text:style-name="P1"><text:span text:style-name="T2">20229.59<text:tab/>65947.93<text:tab/>185265.1</text:span></text:p>
      <text:p text:style-name="P1"><text:span text:style-name="T2">38558.51<text:tab/>82982.09<text:tab/>174999.3</text:span></text:p>
      <text:p text:style-name="P1"><text:span text:style-name="T2">28754.33<text:tab/>118546.05<text:tab/>172795.67</text:span></text:p>
      <text:p text:style-name="P1"><text:span text:style-name="T2">27892.92<text:tab/>84710.77<text:tab/>164470.71</text:span></text:p>
      <text:p text:style-name="P1"><text:span text:style-name="T2">23640.93<text:tab/>96189.63<text:tab/>148001.11</text:span></text:p>
      <text:p text:style-name="P1"><text:span text:style-name="T2">15505.73<text:tab/>127382.3<text:tab/>35534.17</text:span></text:p>
      <text:p text:style-name="P1"><text:span text:style-name="T2">22177.74<text:tab/>154806.14<text:tab/>28334.72</text:span></text:p>
      <text:p text:style-name="P1"><text:span text:style-name="T2">1000.23<text:tab/>124153.04<text:tab/>1903.93</text:span></text:p>
      <text:p text:style-name="P1"><text:span text:style-name="T2">1315.46<text:tab/>115816.21<text:tab/>297114.46</text:span></text:p>
      <text:p text:style-name="P1"><text:span text:style-name="T2">0<text:tab/><text:tab/>135426.92<text:tab/>0<text:tab/></text:span></text:p>
      <text:p text:style-name="P1"><text:span text:style-name="T2">542.05<text:tab/>51743.15<text:tab/>0<text:tab/></text:span></text:p>
      <text:p text:style-name="P1"><text:span text:style-name="T2">0<text:tab/><text:tab/>116983.8<text:tab/>45173.06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